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Tarea 1</text:p>
            <text:p>Modelos SI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rea 2</text:p>
            <text:p>Visualizació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rea 3</text:p>
            <text:p>Juego Vida 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osición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Gustavo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Jesús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Jorge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Juan Manuel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o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guel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rgio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  <table:table-cell table:style-name="ce3" office:value-type="string" calcext:value-type="string">
            <text:p>RUBRICA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Uso de markdow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0:17:41.281186757</meta:creation-date>
    <dc:date>2020-05-26T23:51:44.210170695</dc:date>
    <meta:editing-duration>PT3H34M2S</meta:editing-duration>
    <meta:editing-cycles>5</meta:editing-cycles>
    <meta:generator>LibreOffice/6.0.7.3$Linux_X86_64 LibreOffice_project/00m0$Build-3</meta:generator>
    <meta:document-statistic meta:table-count="1" meta:cell-count="14" meta:object-count="0"/>
  </office:meta>
</office:document-meta>
</file>